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b57" officeooo:paragraph-rsid="0008db57"/>
    </style:style>
    <style:style style:name="P2" style:family="paragraph" style:parent-style-name="Standard">
      <style:text-properties officeooo:rsid="000bc6f0" officeooo:paragraph-rsid="000bc6f0"/>
    </style:style>
    <style:style style:name="P3" style:family="paragraph" style:parent-style-name="Standard">
      <style:text-properties officeooo:rsid="000d6ea2" officeooo:paragraph-rsid="000d6ea2"/>
    </style:style>
    <style:style style:name="P4" style:family="paragraph" style:parent-style-name="Standard">
      <style:text-properties officeooo:rsid="00096707" officeooo:paragraph-rsid="000d6ea2"/>
    </style:style>
    <style:style style:name="P5" style:family="paragraph" style:parent-style-name="Standard">
      <style:text-properties officeooo:rsid="000d6ea2" officeooo:paragraph-rsid="000d6ea2"/>
    </style:style>
    <style:style style:name="P6" style:family="paragraph" style:parent-style-name="Standard">
      <style:text-properties officeooo:rsid="000d6ea2" officeooo:paragraph-rsid="0010e2dc"/>
    </style:style>
    <style:style style:name="P7" style:family="paragraph" style:parent-style-name="Standard">
      <style:text-properties officeooo:paragraph-rsid="0010e2dc"/>
    </style:style>
    <style:style style:name="P8" style:family="paragraph" style:parent-style-name="Standard">
      <style:text-properties officeooo:rsid="0008db57" officeooo:paragraph-rsid="0010e2dc"/>
    </style:style>
    <style:style style:name="P9" style:family="paragraph" style:parent-style-name="Standard">
      <style:text-properties officeooo:rsid="00096707" officeooo:paragraph-rsid="0010e2dc"/>
    </style:style>
    <style:style style:name="P10" style:family="paragraph" style:parent-style-name="Standard">
      <style:text-properties officeooo:rsid="000bc6f0" officeooo:paragraph-rsid="0010e2dc"/>
    </style:style>
    <style:style style:name="T1" style:family="text">
      <style:text-properties officeooo:rsid="000d6ea2"/>
    </style:style>
    <style:style style:name="T2" style:family="text">
      <style:text-properties officeooo:rsid="000f3136"/>
    </style:style>
    <style:style style:name="T3" style:family="text">
      <style:text-properties officeooo:rsid="000f66d5"/>
    </style:style>
    <style:style style:name="T4" style:family="text">
      <style:text-properties officeooo:rsid="0010e2dc"/>
    </style:style>
    <style:style style:name="T5" style:family="text">
      <style:text-properties fo:font-weight="bold" officeooo:rsid="0010e2dc" style:font-weight-asian="bold" style:font-weight-complex="bold"/>
    </style:style>
    <style:style style:name="T6" style:family="text">
      <style:text-properties officeooo:rsid="00096707"/>
    </style:style>
    <style:style style:name="T7" style:family="text">
      <style:text-properties officeooo:rsid="0008d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****</text:span></text:p>
      <text:p text:style-name="P6">*Оппл вздыхая, смотрит в окно в вагоне поезда, проезжая защитное поле*</text:p>
      <text:p text:style-name="P7"><text:span text:style-name="T5">Opple</text:span><text:span text:style-name="T4">: </text:span>All this protection... what are they so afraid of?</text:p>
      <text:p text:style-name="P8">****</text:p>
      <text:p text:style-name="P9">*Тёмная комната, из окна слышен голос<text:span text:style-name="T1">а испуганных пони</text:span>*</text:p>
      <text:p text:style-name="P7"><text:span text:style-name="Strong_20_Emphasis"><text:span text:style-name="T6">Pony 1:</text:span></text:span><text:span text:style-name="T6"> It's collapsing! The barrier won't hold!<text:line-break/></text:span><text:span text:style-name="Strong_20_Emphasis"><text:span text:style-name="T6">Pony 2:</text:span></text:span><text:span text:style-name="T6"> </text:span>Run!</text:p>
      <text:p text:style-name="P9">*Оппл смотрит в окно и видит как силовое поле рушится на куски <text:span text:style-name="T2">и туда залетают Чейнжленги</text:span>*</text:p>
      <text:p text:style-name="P9">*<text:span text:style-name="T3">Оппл отпрынивает от окна*</text:span></text:p>
      <text:p text:style-name="P9">*<text:span text:style-name="T3">Оппл неуверено поднимает копыто и опускает, пытаясь понять что ему делать дальше</text:span>*</text:p>
      <text:p text:style-name="P10">^</text:p>
      <text:p text:style-name="P10">Даётся выбор игроку:</text:p>
      <text:p text:style-name="P10">Остаться внутри – neutral root</text:p>
      <text:p text:style-name="P10">Выйти и сражаться – positive root</text:p>
      <text:p text:style-name="P10">^</text:p>
      <text:p text:style-name="P9">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0:50:39.342503000</meta:creation-date>
    <meta:generator>LibreOffice/24.2.7.2$Linux_X86_64 LibreOffice_project/420$Build-2</meta:generator>
    <dc:date>2026-02-16T19:12:25.255001190</dc:date>
    <meta:editing-duration>PT16M25S</meta:editing-duration>
    <meta:editing-cycles>8</meta:editing-cycles>
    <meta:document-statistic meta:table-count="0" meta:image-count="0" meta:object-count="0" meta:page-count="1" meta:paragraph-count="15" meta:word-count="89" meta:character-count="538" meta:non-whitespace-character-count="462"/>
  </office:meta>
</office:document-meta>
</file>